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517cm" style:rel-column-width="13104*"/>
    </style:style>
    <style:style style:name="Tabla1.C" style:family="table-column">
      <style:table-column-properties style:column-width="3.519cm" style:rel-column-width="13110*"/>
    </style:style>
    <style:style style:name="Tabla1.D" style:family="table-column">
      <style:table-column-properties style:column-width="4.242cm" style:rel-column-width="15805*"/>
    </style:style>
    <style:style style:name="Tabla1.E" style:family="table-column">
      <style:table-column-properties style:column-width="2.794cm" style:rel-column-width="10412*"/>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4f46" officeooo:paragraph-rsid="00184f46"/>
    </style:style>
    <style:style style:name="P2" style:family="paragraph" style:parent-style-name="Standard">
      <style:text-properties officeooo:rsid="0018f5a3" officeooo:paragraph-rsid="0018f5a3"/>
    </style:style>
    <style:style style:name="P3" style:family="paragraph" style:parent-style-name="Standard">
      <style:text-properties officeooo:rsid="001a437d" officeooo:paragraph-rsid="001a437d"/>
    </style:style>
    <style:style style:name="P4" style:family="paragraph" style:parent-style-name="Table_20_Contents">
      <style:text-properties officeooo:rsid="0018f5a3" officeooo:paragraph-rsid="0018f5a3"/>
    </style:style>
    <style:style style:name="P5" style:family="paragraph" style:parent-style-name="Table_20_Contents">
      <style:text-properties officeooo:rsid="0018f5a3" officeooo:paragraph-rsid="001a437d"/>
    </style:style>
    <style:style style:name="P6" style:family="paragraph" style:parent-style-name="Table_20_Contents">
      <style:text-properties officeooo:rsid="001a437d" officeooo:paragraph-rsid="001a437d"/>
    </style:style>
    <style:style style:name="P7" style:family="paragraph" style:parent-style-name="Table_20_Contents">
      <style:text-properties officeooo:rsid="001b3413" officeooo:paragraph-rsid="001b3413"/>
    </style:style>
    <style:style style:name="P8" style:family="paragraph" style:parent-style-name="Table_20_Contents">
      <style:text-properties officeooo:rsid="001b41ad" officeooo:paragraph-rsid="001b41ad"/>
    </style:style>
    <style:style style:name="P9" style:family="paragraph" style:parent-style-name="Table_20_Contents">
      <style:text-properties officeooo:rsid="001d491d" officeooo:paragraph-rsid="001d491d"/>
    </style:style>
    <style:style style:name="P10" style:family="paragraph" style:parent-style-name="Table_20_Contents">
      <style:text-properties officeooo:rsid="001a437d" officeooo:paragraph-rsid="001a437d"/>
    </style:style>
    <style:style style:name="P11" style:family="paragraph" style:parent-style-name="Table_20_Contents">
      <style:text-properties officeooo:rsid="00208042" officeooo:paragraph-rsid="00208042"/>
    </style:style>
    <style:style style:name="T1" style:family="text">
      <style:text-properties officeooo:rsid="001d49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VIGATION SYSTEMS</text:p>
      <text:p text:style-name="P1"/>
      <text:p text:style-name="P1">LINE DETECTION:</text:p>
      <text:p text:style-name="P1"/>
      <text:p text:style-name="P1">To implement a navigation system with a grid of lines, it can be used a technique called line following, which involves using sensors to detect lines on the ground and adjusting the robot’s movement accordingly<text:note text:id="ftn1" text:note-class="footnote"><text:note-citation>1</text:note-citation><text:note-body><text:p text:style-name="Footnote"><text:a xlink:type="simple" xlink:href="https://ieeexplore.ieee.org/document/9289333" text:style-name="Internet_20_link" text:visited-style-name="Visited_20_Internet_20_Link">Autonomous Mobile Robot Navigation in Indoor Environments: Mapping, Localization, and Planning | IEEE Conference Publication | IEEE Xplore</text:a> </text:p></text:note-body></text:note>.</text:p>
      <text:p text:style-name="P1"/>
      <text:p text:style-name="P1">There are several algorithms that can be used for line following, such as proportional control, PID control, and fuzzy logic control. These algorithms use different techniques to adjust the robot’s movements based on sensor data and can be tuned to optimize performance in different scenarios.<text:note text:id="ftn2" text:note-class="footnote"><text:note-citation>2</text:note-citation><text:note-body><text:p text:style-name="Footnote"><text:a xlink:type="simple" xlink:href="https://medium.com/@gupta.jay/line-follower-robot-algorithm-optimizations-for-better-line-following-64297aeed17e" text:style-name="Internet_20_link" text:visited-style-name="Visited_20_Internet_20_Link">Line Follower Robot Algorithm &amp; Optimizations for Better Line Following | by Jay Gupta | Medium</text:a> </text:p></text:note-body></text:note></text:p>
      <text:p text:style-name="P1"/>
      <text:p text:style-name="P2">There are several types of sensors that can be used for line following, such as infrared (IR) sensors, reflective optical sensors, and digital cameras.</text:p>
      <text:p text:style-name="P2"/>
      <table:table table:name="Tabla1" table:style-name="Tabla1">
        <table:table-column table:style-name="Tabla1.A" table:number-columns-repeated="2"/>
        <table:table-column table:style-name="Tabla1.C"/>
        <table:table-column table:style-name="Tabla1.D"/>
        <table:table-column table:style-name="Tabla1.E"/>
        <table:table-row table:style-name="TableLine1785796692656">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P4">Advantages</text:p>
          </table:table-cell>
          <table:table-cell table:style-name="Tabla1.A1" office:value-type="string">
            <text:p text:style-name="P4">Disdavantages</text:p>
          </table:table-cell>
          <table:table-cell table:style-name="Tabla1.E1" office:value-type="string">
            <text:p text:style-name="P4">Web page</text:p>
          </table:table-cell>
        </table:table-row>
        <table:table-row table:style-name="TableLine1785796708704">
          <table:table-cell table:style-name="Tabla1.A2" office:value-type="string">
            <text:p text:style-name="P4">Infrared sensors</text:p>
            <text:p text:style-name="P4"/>
          </table:table-cell>
          <table:table-cell table:style-name="Tabla1.A2" office:value-type="string">
            <text:p text:style-name="P4">They work by emitting IR light and detecting the amount of light reflected back from the surface.</text:p>
            <text:p text:style-name="P4"/>
            <text:p text:style-name="P5"><text:a xlink:type="simple" xlink:href="https://www.electroschematics.com/line-following-robot-sensor/" text:style-name="Internet_20_link" text:visited-style-name="Visited_20_Internet_20_Link">Line Following Robot Sensor (electroschematics.com)</text:a> </text:p>
          </table:table-cell>
          <table:table-cell table:style-name="Tabla1.A2" office:value-type="string">
            <text:p text:style-name="P6">60 kr</text:p>
            <text:p text:style-name="P6"/>
            <text:p text:style-name="P8">no need algorithms but they can be used to improve the performance of the sensor</text:p>
            <text:p text:style-name="P6"/>
          </table:table-cell>
          <table:table-cell table:style-name="Tabla1.A2" office:value-type="string">
            <text:p text:style-name="P8">1. Infrared frequencies are affected by hard objects such as walls, doors, dust…</text:p>
            <text:p text:style-name="P8"/>
            <text:p text:style-name="P8">2. In monitor and control applications, infrared sensors can control only one device at a time</text:p>
            <text:p text:style-name="P8"/>
            <text:p text:style-name="P8">3. Have limited range</text:p>
          </table:table-cell>
          <table:table-cell table:style-name="Tabla1.E2" office:value-type="string">
            <text:p text:style-name="Table_20_Contents"><text:a xlink:type="simple" xlink:href="https://3deksperten.dk/products/tcrt5000-sensor-ir-infrared-line-track-follower-sensor?variant=43460661248220&amp;gclid=CjwKCAjwvfmoBhAwEiwAG2tqzEU549K8unH8uRUeFtBSsxwz3xuqSfhUzPaWQFfxdKbe5mZPpfm0-RoCeFUQAvD_BwE" text:style-name="Internet_20_link" text:visited-style-name="Visited_20_Internet_20_Link">3deksperten.dk/products/tcrt5000-sensor-ir-infrared-line-track-follower-sensor?variant=43460661248220&amp;gclid=CjwKCAjwvfmoBhAwEiwAG2tqzEU549K8unH8uRUeFtBSsxwz3xuqSfhUzPaWQFfxdKbe5mZPpfm0-RoCeFUQAvD_BwE</text:a> </text:p>
          </table:table-cell>
        </table:table-row>
        <table:table-row table:style-name="TableLine1785796703536">
          <table:table-cell table:style-name="Tabla1.A2" office:value-type="string">
            <text:p text:style-name="P6">Reflective optical sensors</text:p>
          </table:table-cell>
          <table:table-cell table:style-name="Tabla1.A2" office:value-type="string">
            <text:p text:style-name="P6">They emit a beam of light and detect the amount of light reflected back from the surface</text:p>
            <text:p text:style-name="P6"><text:a xlink:type="simple" xlink:href="https://ieeexplore.ieee.org/document/9197968" text:style-name="Internet_20_link" text:visited-style-name="Visited_20_Internet_20_Link">Line Follower Robot: Design and Hardware Application | IEEE Conference </text:a><text:soft-page-break/><text:a xlink:type="simple" xlink:href="https://ieeexplore.ieee.org/document/9197968" text:style-name="Internet_20_link" text:visited-style-name="Visited_20_Internet_20_Link">Publication | IEEE Xplore</text:a> </text:p>
            <text:p text:style-name="P6"/>
          </table:table-cell>
          <table:table-cell table:style-name="Tabla1.A2" office:value-type="string">
            <text:p text:style-name="P6">More accurate than IR sensors</text:p>
          </table:table-cell>
          <table:table-cell table:style-name="Tabla1.A2" office:value-type="string">
            <text:p text:style-name="P6"><text:span text:style-name="T1">1. </text:span>More expensive than IR sensors</text:p>
            <text:p text:style-name="P6"/>
            <text:p text:style-name="P9">2. They are susceptible to interference from environmental factors such as dust.</text:p>
            <text:p text:style-name="P9"/>
            <text:p text:style-name="P9">3. they require a clear line of sight between <text:soft-page-break/>the sensor and the object being detected</text:p>
            <text:p text:style-name="P9"/>
            <text:p text:style-name="P9">4. they can be affected by changes in ambient lightning conditions such as artificial lightning</text:p>
            <text:p text:style-name="P9"/>
            <text:p text:style-name="P9">5. They have limited range compared to another type of sensors such as ultrasonic sensors or LiDAR</text:p>
          </table:table-cell>
          <table:table-cell table:style-name="Tabla1.E2" office:value-type="string">
            <text:p text:style-name="Table_20_Contents"><text:a xlink:type="simple" xlink:href="https://uk.rs-online.com/web/c/displays-optoelectronics/optocouplers-photodetectors/reflective-optical-sensors/" text:style-name="Internet_20_link" text:visited-style-name="Visited_20_Internet_20_Link">Reflective Optical Sensors, CCD, CMOS Sensor | RS (rs-online.com)</text:a> </text:p>
          </table:table-cell>
        </table:table-row>
        <table:table-row table:style-name="TableLine1785796710608">
          <table:table-cell table:style-name="Tabla1.A2" office:value-type="string">
            <text:p text:style-name="P6">Digital cameras</text:p>
          </table:table-cell>
          <table:table-cell table:style-name="Tabla1.A2" office:value-type="string">
            <text:p text:style-name="P6">They work capturing images of the surface and using image processing algorithms to detect the line</text:p>
            <text:p text:style-name="P7"/>
            <text:p text:style-name="P7"><text:a xlink:type="simple" xlink:href="https://maker.pro/arduino/projects/make-line-follower-robot" text:style-name="Internet_20_link" text:visited-style-name="Visited_20_Internet_20_Link">How to Make a Line Follower Robot in 10 Minutes | Arduino | Maker Pro</text:a> </text:p>
          </table:table-cell>
          <table:table-cell table:style-name="Tabla1.A2" office:value-type="string">
            <text:p text:style-name="P6">Can provide higher accuracy and flexibility in terms of line detection</text:p>
          </table:table-cell>
          <table:table-cell table:style-name="Tabla1.A2" office:value-type="string">
            <text:p text:style-name="P6">More complex than IR sensors or reflective optical</text:p>
            <text:p text:style-name="P6"/>
            <text:p text:style-name="P7">More expensive</text:p>
          </table:table-cell>
          <table:table-cell table:style-name="Tabla1.E2" office:value-type="string">
            <text:p text:style-name="Table_20_Contents"/>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3">LOOK AT THIS WEBPAGES:<text:a xlink:type="simple" xlink:href="https://www.instructables.com/Line-Follower-Robot-Using-Arduino-2/" text:style-name="Internet_20_link" text:visited-style-name="Visited_20_Internet_20_Link">How to Make Line Follower Robot Using Arduino : 5 Steps - Instructables</text:a></text:p>
      <text:p text:style-name="P3"><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5T13:43:01.947000000</meta:creation-date>
    <dc:date>2023-10-05T15:41:31.979000000</dc:date>
    <meta:editing-duration>PT23M33S</meta:editing-duration>
    <meta:editing-cycles>6</meta:editing-cycles>
    <meta:generator>LibreOffice/7.0.2.2$Windows_X86_64 LibreOffice_project/8349ace3c3162073abd90d81fd06dcfb6b36b994</meta:generator>
    <meta:document-statistic meta:table-count="1" meta:image-count="0" meta:object-count="0" meta:page-count="3" meta:paragraph-count="37" meta:word-count="405" meta:character-count="2710" meta:non-whitespace-character-count="2333"/>
  </office:meta>
</office:document-meta>
</file>